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2.55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0.766cm"/>
    </style:style>
    <style:style style:name="co26" style:family="table-column">
      <style:table-column-properties fo:break-before="auto" style:column-width="1.446cm"/>
    </style:style>
    <style:style style:name="co27" style:family="table-column">
      <style:table-column-properties fo:break-before="auto" style:column-width="0.811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24.305cm"/>
    </style:style>
    <style:style style:name="co30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3.992cm" fo:break-before="auto" style:use-optimal-row-height="true"/>
    </style:style>
    <style:style style:name="ro4" style:family="table-row">
      <style:table-row-properties style:row-height="3.201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4.387cm" fo:break-before="auto" style:use-optimal-row-height="true"/>
    </style:style>
    <style:style style:name="ro7" style:family="table-row">
      <style:table-row-properties style:row-height="7.546cm" fo:break-before="auto" style:use-optimal-row-height="true"/>
    </style:style>
    <style:style style:name="ro8" style:family="table-row">
      <style:table-row-properties style:row-height="0.833cm" fo:break-before="auto" style:use-optimal-row-height="true"/>
    </style:style>
    <style:style style:name="ro9" style:family="table-row">
      <style:table-row-properties style:row-height="1.228cm" fo:break-before="auto" style:use-optimal-row-height="true"/>
    </style:style>
    <style:style style:name="ro10" style:family="table-row">
      <style:table-row-properties style:row-height="2.018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9"/>
        <table:table-column table:style-name="co14" table:number-columns-repeated="3" table:default-cell-style-name="ce24"/>
        <table:table-column table:style-name="co15" table:default-cell-style-name="ce24"/>
        <table:table-column table:style-name="co14" table:default-cell-style-name="ce24"/>
        <table:table-column table:style-name="co16" table:default-cell-style-name="ce24"/>
        <table:table-column table:style-name="co15" table:number-columns-repeated="2" table:default-cell-style-name="ce24"/>
        <table:table-column table:style-name="co16" table:number-columns-repeated="2" table:default-cell-style-name="ce24"/>
        <table:table-column table:style-name="co17" table:default-cell-style-name="ce24"/>
        <table:table-column table:style-name="co16" table:default-cell-style-name="ce24"/>
        <table:table-column table:style-name="co18" table:default-cell-style-name="ce24"/>
        <table:table-column table:style-name="co15" table:number-columns-repeated="5" table:default-cell-style-name="ce24"/>
        <table:table-column table:style-name="co14" table:default-cell-style-name="ce24"/>
        <table:table-column table:style-name="co17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ñ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</table:table>
      <table:table table:name="ra_ca" table:style-name="ta1">
        <table:table-column table:style-name="co3" table:default-cell-style-name="ce25"/>
        <table:table-column table:style-name="co19" table:default-cell-style-name="ce24"/>
        <table:table-column table:style-name="co20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Aplica tecnologies de desenvolupament per a dispositius mòbils avaluant les seues característiques i capacitats</text:p>
          </table:table-cell>
          <table:table-cell office:value-type="string" calcext:value-type="string">
            <text:p><text:span text:style-name="T1">RA1.a)</text:span><text:span text:style-name="T2"> S'han analitzat les limitacions que planteja l'execució d'aplicacions en els dispositius mòbils.</text:span></text:p>
            <text:p><text:span text:style-name="T1">RA1.b) </text:span><text:span text:style-name="T2">S'han identificat les tecnologies de desenvolupament d'aplicacions per a dispositius mòbils.</text:span></text:p>
            <text:p><text:span text:style-name="T1">RA1.c) </text:span><text:span text:style-name="T2">S'han instal·lat, configurat i utilitzat entorns de treball per al desenvolupament d'aplicacions per a dispositius mòbils.</text:span></text:p>
            <text:p><text:span text:style-name="T1">RA1.d) </text:span><text:span text:style-name="T2">S'han identificat configuracions que classifiquen els dispositius mòbils en base a les seues característiques.</text:span></text:p>
            <text:p><text:span text:style-name="T1">RA1.e) </text:span><text:span text:style-name="T2">S'han descrit perfils que estableixen la relació entre el dispositiu i l'aplicació.</text:span></text:p>
            <text:p><text:span text:style-name="T1">RA1.f)</text:span><text:span text:style-name="T2"> S'ha analitzat l'estructura d'aplicacions existents per a dispositius mòbils identificant les classes utilitzades.</text:span></text:p>
            <text:p><text:span text:style-name="T1">RA1.g) </text:span><text:span text:style-name="T2">S'han realitzat modificacions sobre aplicacions existents.</text:span></text:p>
            <text:p><text:span text:style-name="T1">RA1.h) </text:span><text:span text:style-name="T2">S'han utilitzat emuladors per comprovar el funcionament de les aplicacions.</text:span>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Desenvolupa aplicacions per a dispositius mòbils analitzant i emprant les tecnologies i llibreries específiques</text:p>
          </table:table-cell>
          <table:table-cell office:value-type="string" calcext:value-type="string">
            <text:p><text:span text:style-name="T3">RA2.a) </text:span><text:span text:style-name="T4">S'ha generat l'estructura de classes necessària per a l'aplicació.</text:span></text:p>
            <text:p><text:span text:style-name="T5">RA2.b) </text:span><text:span text:style-name="T4">S'han analitzat i utilitzat les classes que modelen finestres, menús, alertes i controls per al desenvolupament d'aplicacions gràfiques senzilles.</text:span></text:p>
            <text:p><text:span text:style-name="T5">RA2.c) </text:span><text:span text:style-name="T4">S'han utilitzat les classes necessàries per a la connexió i comunicació amb dispositius sense fils.</text:span></text:p>
            <text:p><text:span text:style-name="T5">RA2.d) </text:span><text:span text:style-name="T4">S'han utilitzat les classes necessàries per a l'intercanvi de missatges de text i multimèdia.</text:span></text:p>
            <text:p><text:span text:style-name="T5">RA2.e) </text:span><text:span text:style-name="T4">S'han utilitzat les classes necessàries per establir connexions i comunicacions HTTP i HTTPS.</text:span></text:p>
            <text:p><text:span text:style-name="T5">RA2.f)</text:span><text:span text:style-name="T6"> </text:span><text:span text:style-name="T4">S'han utilitzat les classes necessàries per establir connexions amb magatzems de dades garantint la persistència.</text:span></text:p>
            <text:p><text:span text:style-name="T5">RA2.g)</text:span><text:span text:style-name="T6"> </text:span><text:span text:style-name="T4">S'han realitzat proves d'interacció usuari-aplicació per optimitzar les aplicacions desenvolupades a partir d'emuladors.</text:span></text:p>
            <text:p><text:span text:style-name="T5">RA2.h) </text:span><text:span text:style-name="T4">S'han empaquetat i desplegat les aplicacions desenvolupades en dispositius mòbils reals.</text:span></text:p>
            <text:p><text:span text:style-name="T5">RA2.i) </text:span><text:span text:style-name="T4">S'han documentat els processos necessaris per al desenvolupament de les aplicacions.</text:span></text:p>
            <text:p><text:span text:style-name="T5">RA2.j) </text:span><text:span text:style-name="T4">S'han establert els permisos requerits per al funcionament de les aplicacions.</text:span>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Desenvolupa programes que integren continguts multimèdia analitzant i emprant les tecnologies i llibreries específiques</text:p>
          </table:table-cell>
          <table:table-cell office:value-type="string" calcext:value-type="string">
            <text:p><text:span text:style-name="T3">RA3.a) </text:span><text:span text:style-name="T4">S'han analitzat entorns de desenvolupament multimèdia.</text:span></text:p>
            <text:p><text:span text:style-name="T5">RA3.b) </text:span><text:span text:style-name="T4">S'han reconegut les classes que permeten la captura, processament i emmagatzematge de dades multimèdia.</text:span></text:p>
            <text:p><text:span text:style-name="T5">RA3.c) </text:span><text:span text:style-name="T4">S'han utilitzat classes per a la conversió de dades multimèdia d'un format a un altre.</text:span></text:p>
            <text:p><text:span text:style-name="T5">RA3.d) </text:span><text:span text:style-name="T4">S'han utilitzat classes per construir processadors per a la transformació de les fonts de dades multimèdia.</text:span></text:p>
            <text:p><text:span text:style-name="T5">RA3.e) </text:span><text:span text:style-name="T4">S'han utilitzat classes per al control d'esdeveniments, tipus de mitjans i excepcions, entre altres.</text:span></text:p>
            <text:p><text:span text:style-name="T5">RA3.f) </text:span><text:span text:style-name="T4">S'han utilitzat classes per a la creació i control d'animacions.</text:span></text:p>
            <text:p><text:span text:style-name="T5">RA3.g) </text:span><text:span text:style-name="T4">S'han utilitzat classes per construir reproductors de continguts multimèdia.</text:span></text:p>
            <text:p><text:span text:style-name="T5">RA3.h) </text:span><text:span text:style-name="T4">S'han depurat i documentat els programes desenvolupats.</text:span>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Selecciona i prova motors de jocs analitzant l'arquitectura de jocs 2D i 3D.</text:p>
          </table:table-cell>
          <table:table-cell office:value-type="string" calcext:value-type="string">
            <text:p><text:span text:style-name="T3">RA4.a) </text:span><text:span text:style-name="T4">S'han identificat els elements que componen l'arquitectura d'un joc 2D i 3D.</text:span></text:p>
            <text:p><text:span text:style-name="T5">RA4.b) </text:span><text:span text:style-name="T4">S'han analitzat els components d'un motor de jocs.</text:span></text:p>
            <text:p><text:span text:style-name="T5">RA4.c) </text:span><text:span text:style-name="T4">S'han analitzat entorns de desenvolupament de jocs.</text:span></text:p>
            <text:p><text:span text:style-name="T5">RA4.d) </text:span><text:span text:style-name="T4">S'han analitzat diferents motors de jocs, les seues característiques i funcionalitats.</text:span></text:p>
            <text:p><text:span text:style-name="T5">RA4.e) </text:span><text:span text:style-name="T4">S'han identificat els blocs funcionals d'un joc existent.</text:span></text:p>
            <text:p><text:span text:style-name="T5">RA4.f) </text:span><text:span text:style-name="T4">S'ha reconegut la representació lògica i espacial d'una escena gràfica sobre un joc existent.</text:span></text:p>
          </table:table-cell>
        </table:table-row>
        <table:table-row table:style-name="ro3">
          <table:table-cell office:value-type="string" calcext:value-type="string">
            <text:p>RA5</text:p>
          </table:table-cell>
          <table:table-cell office:value-type="string" calcext:value-type="string">
            <text:p>Desenvolupa jocs 2D i 3D senzills utilitzant motors de jocs.</text:p>
          </table:table-cell>
          <table:table-cell office:value-type="string" calcext:value-type="string">
            <text:p><text:span text:style-name="T3">RA5.a) </text:span>S'ha establert la lògica d'un nou joc.</text:p>
            <text:p><text:span text:style-name="T5">RA5.b) </text:span>S'han creat els objectes necessaris per al joc i definit les seues característiques.</text:p>
            <text:p><text:span text:style-name="T5">RA5.c) </text:span>S'han creat les escenes del joc i distribuït els objectes en les mateixes.</text:p>
            <text:p><text:span text:style-name="T5">RA5.d) </text:span>S'han creat materials per determinar les propietats finals de la superfície d'un objecte.</text:p>
            <text:p><text:span text:style-name="T5">RA5.e) </text:span>S'han establert les propietats físiques dels objectes.</text:p>
            <text:p><text:span text:style-name="T5">RA5.f) </text:span>S'ha incorporat so als diferents esdeveniments del joc.</text:p>
            <text:p><text:span text:style-name="T5">RA5.g) </text:span>S'han utilitzat càmeres i configurat la il·luminació.</text:p>
            <text:p><text:span text:style-name="T5">RA5.h) </text:span>S'han desenvolupat i implantat jocs per a dispositius mòbils.</text:p>
            <text:p><text:span text:style-name="T5">RA5.i) </text:span>S'han realitzat proves de funcionament i optimització dels jocs desenvolupats.</text:p>
            <text:p><text:span text:style-name="T5">RA5.j) </text:span>S'han documentat les fases de disseny i desenvolupament dels jocs creats.</text:p>
          </table:table-cell>
        </table:table-row>
      </table:table>
      <table:table table:name="continguts" table:style-name="ta1">
        <table:table-column table:style-name="co21" table:default-cell-style-name="ce3"/>
        <table:table-column table:style-name="co22" table:default-cell-style-name="ce3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office:value-type="string" calcext:value-type="string">
            <text:p>Anàlisi de tecnologies per a aplicacions en dispositius mòbils  </text:p>
            <text:p/>
            <text:p>C1.1. Dispositius mòbils. Evolució. Tipus. Característiques.</text:p>
            <text:p>C1.2. Maquinari per a dispositius mòbils: pantalla, processador, memòria, càmera, bateria, sensors, connectivitat, entre altres. Limitacions.</text:p>
            <text:p>C1.3. Tecnologies de desenvolupament. Natives i multiplataforma. Entorns de treball. Mòduls i llibreries. Llenguatges.</text:p>
            <text:p>C1.4. Emuladors. Configuracions. Perfils. Dispositius suportats.</text:p>
            <text:p>C1.5. Aplicacions mòbils. Estructura. Jerarquia de classes.</text:p>
            <text:p>C1.6. Model d’estats d’una aplicació mòbil: actiu, pausa i destruït.</text:p>
            <text:p>C1.7. Cicle de vida d’una aplicació: descobriment, instal·lació, execució, actualització i esborrat.</text:p>
            <text:p>C1.8. Modificació d’aplicacions existents.</text:p>
            <text:p>C1.9. Utilització de l’entorn d’execució de l’administrador d’aplicacions.</text:p>
          </table:table-cell>
        </table:table-row>
        <table:table-row table:style-name="ro7">
          <table:table-cell office:value-type="string" calcext:value-type="string">
            <text:p>RA2</text:p>
          </table:table-cell>
          <table:table-cell office:value-type="string" calcext:value-type="string">
            <text:p>Desenvolupament d’aplicacions per a dispositius mòbils: </text:p>
            <text:p/>
            <text:p>C2.1. Eines. Flux de treball.</text:p>
            <text:p>C2.2. Components d’una aplicació. Recursos.</text:p>
            <text:p>C2.3. Interfícies d’usuari. Classes associades.</text:p>
            <text:p>C2.4. Context gràfic. Imatges.</text:p>
            <text:p>C2.5. Mètodes d’entrada. Esdeveniments.</text:p>
            <text:p>C2.6. Gestió de les preferències de l’aplicació.</text:p>
            <text:p>C2.7. Bases de dades i emmagatzematge.</text:p>
            <text:p>C2.8. Persistència.</text:p>
            <text:p>C2.9. Tasques en segon pla.Serveis.</text:p>
            <text:p>C2.10. Seguretat i permisos.</text:p>
            <text:p>C2.11. Connectivitat. Tipus. Classes associades. Gestió de les comunicacions.</text:p>
            <text:p>C2.12. Maneig de connexions HTTP i HTTPS. Accés a serveis web.</text:p>
            <text:p>C2.13. Sensors.</text:p>
            <text:p>C2.14. Posicionament. Localització. Mapes.</text:p>
            <text:p/>
            <text:p>C2.15. Sistemes de navegació entre pantalles i components de l’aplicació.</text:p>
            <text:p>C2.16. Mecanismes per a la gestió de l’estat de les aplicacion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Utilització de llibreries multimèdia integrades:</text:p>
            <text:p/>
            <text:p>C3.1. Conceptes sobre aplicacions multimèdia.</text:p>
            <text:p>C3.2. Arquitectura de l’API utilitzat.</text:p>
            <text:p>C3.3. Fonts de dades multimèdia. Classes.</text:p>
            <text:p>C3.4. Processament d’objectes multimèdia. Classes. Estats, mètodes i esdeveniments.</text:p>
            <text:p>C3.5. Reproducció d’objectes multimèdia. Classes. Estats, mètodes i esdeveniments.</text:p>
            <text:p>C3.6. Animació d’objectes.</text:p>
          </table:table-cell>
        </table:table-row>
        <table:table-row table:style-name="ro6">
          <table:table-cell office:value-type="string" calcext:value-type="string">
            <text:p>RA4</text:p>
          </table:table-cell>
          <table:table-cell office:value-type="string" calcext:value-type="string">
            <text:p/>
            <text:p>Anàlisi de motors de jocs:</text:p>
            <text:p/>
            <text:p>C4.1. Animació 2D i 3D.</text:p>
            <text:p>C4.2. Arquitectura del joc. Components.</text:p>
            <text:p>C4.3. Motors de jocs: Tipus i utilització.</text:p>
            <text:p>C4.4. Àrees d’especialització, llibreries utilitzades i llenguatges de programació.</text:p>
            <text:p>C4.5. Components d’un motor de jocs.</text:p>
            <text:p>C4.6. Llibreries que proporcionen les funcions bàsiques d’un Motor 2D/3D. Classes.</text:p>
            <text:p>C4.7. Estudi de jocs existents.</text:p>
            <text:p>C4.8. Aplicació de modificacions sobre jocs existents.</text:p>
          </table:table-cell>
        </table:table-row>
        <table:table-row table:style-name="ro3">
          <table:table-cell office:value-type="string" calcext:value-type="string">
            <text:p>RA5</text:p>
          </table:table-cell>
          <table:table-cell office:value-type="string" calcext:value-type="string">
            <text:p>Desenvolupament de jocs 2D i 3D:</text:p>
            <text:p/>
            <text:p>C5.1. Tècniques de programació 2D/3D.</text:p>
            <text:p>C5.2. Fases de desenvolupament.</text:p>
            <text:p>C5.3. Components dels objectes: materials i textures. Propietats físiques (pes, gravetat, friccions, col·lisions, entre altres).</text:p>
            <text:p>C5.4. Fonts d’àudio. Propietats.</text:p>
            <text:p>C5.5. Càmeres i il·luminació.</text:p>
            <text:p>C5.6. Creació d’escenes. Jerarquia d’objectes.</text:p>
            <text:p>C5.7. Anàlisi d’execució. Optimització del codi.</text:p>
            <text:p/>
          </table:table-cell>
        </table:table-row>
      </table:table>
      <table:table table:name="sequenciacio_up_ra" table:style-name="ta1">
        <table:table-column table:style-name="co23" table:default-cell-style-name="ce3"/>
        <table:table-column table:style-name="co24" table:default-cell-style-name="ce3"/>
        <table:table-column table:style-name="co3" table:number-columns-repeated="2" table:default-cell-style-name="ce3"/>
        <table:table-column table:style-name="co21" table:number-columns-repeated="3" table:default-cell-style-name="ce3"/>
        <table:table-column table:style-name="co3" table:default-cell-style-name="ce3"/>
        <table:table-column table:style-name="co3" table:default-cell-style-name="ce30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àlisi de tecnologies per a aplicacions en dispositius mòbil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INT([.H2]*[.$I$12]/[.$H$12])" office:value-type="float" office:value="6" calcext:value-type="float">
            <text:p>6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Flutter. El llenguatge Dart.</text:p>
          </table:table-cell>
          <table:table-cell office:value-type="string" calcext:value-type="string">
            <text:p>RA1.c, RA1.h</text:p>
          </table:table-cell>
          <table:table-cell office:value-type="string" calcext:value-type="string">
            <text:p>RA2.a,</text:p>
            <text:p>RA2.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INT([.H3]*[.$I$12]/[.$H$12])" office:value-type="float" office:value="13" calcext:value-type="float">
            <text:p>13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Interfícies d'usuari: Ginys</text:p>
          </table:table-cell>
          <table:table-cell/>
          <table:table-cell office:value-type="string" calcext:value-type="string">
            <text:p>RA2.b,</text:p>
            <text:p>RA2.h,</text:p>
            <text:p>RA2.i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INT([.H4]*[.$I$12]/[.$H$1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ibreries multimèd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NT([.H5]*[.$I$12]/[.$H$12])" office:value-type="float" office:value="13" calcext:value-type="float">
            <text:p>13</text:p>
          </table:table-cell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Formularis, navegació i animacions</text:p>
          </table:table-cell>
          <table:table-cell/>
          <table:table-cell office:value-type="string" calcext:value-type="string">
            <text:p>RA2.a,</text:p>
            <text:p><text:span text:style-name="T7">RA2.</text:span>b</text:p>
            <text:p><text:span text:style-name="T7">RA2.</text:span>h</text:p>
            <text:p><text:span text:style-name="T7">RA2.</text:span>g</text:p>
            <text:p><text:span text:style-name="T7">RA2.</text:span>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INT([.H6]*[.$I$12]/[.$H$12])" office:value-type="float" office:value="13" calcext:value-type="float">
            <text:p>13</text:p>
          </table:table-cell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Construcció asíncrona de ginys, connexions, i gestió de l'estat</text:p>
          </table:table-cell>
          <table:table-cell/>
          <table:table-cell office:value-type="string" calcext:value-type="string">
            <text:p>RA2.c</text:p>
            <text:p><text:span text:style-name="T7">RA2.d</text:span></text:p>
            <text:p>RA2.e</text:p>
            <text:p><text:span text:style-name="T7">RA2.j</text:span>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INT([.H7]*[.$I$12]/[.$H$1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stió de les preferències i persistència.</text:p>
          </table:table-cell>
          <table:table-cell/>
          <table:table-cell office:value-type="string" calcext:value-type="string">
            <text:p>RA2.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INT([.H8]*[.$I$12]/[.$H$1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és a recursos del sistema</text:p>
          </table:table-cell>
          <table:table-cell/>
          <table:table-cell office:value-type="string" calcext:value-type="string">
            <text:p>RA2.j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INT([.H9]*[.$I$12]/[.$H$1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àlisi de motors de jo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formula="of:=INT([.H10]*[.$I$12]/[.$H$1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envolupament de jocs 2D i 3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table:formula="of:=INT([.H11]*[.$I$12]/[.$H$12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33" calcext:value-type="float">
            <text:p>133</text:p>
          </table:table-cell>
        </table:table-row>
      </table:table>
      <table:table table:name="sequenciacio_up_continguts" table:style-name="ta1"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number-columns-repeated="3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àlisi de tecnologies per a aplicacions en dispositius mòbil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Flutter. El llenguatge Dart.</text:p>
          </table:table-cell>
          <table:table-cell/>
          <table:table-cell office:value-type="string" calcext:value-type="string">
            <text:p>C2.1, </text:p>
            <text:p>C2.2</text:p>
          </table:table-cell>
          <table:table-cell table:number-columns-repeated="3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Interfícies d'usuari: Ginys</text:p>
          </table:table-cell>
          <table:table-cell/>
          <table:table-cell office:value-type="string" calcext:value-type="string">
            <text:p>C2.3, </text:p>
            <text:p>C2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ibreries multimèd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Formularis, navegació i animacions</text:p>
          </table:table-cell>
          <table:table-cell/>
          <table:table-cell office:value-type="string" calcext:value-type="string">
            <text:p>C2.5</text:p>
            <text:p>C2.15</text:p>
            <text:p>C3.6</text:p>
          </table:table-cell>
          <table:table-cell table:number-columns-repeated="3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Construcció asíncrona de ginys, connexions, i gestió de l'estat</text:p>
          </table:table-cell>
          <table:table-cell/>
          <table:table-cell office:value-type="string" calcext:value-type="string">
            <text:p>C2.9,</text:p>
            <text:p>C2.11,</text:p>
            <text:p>C2.12,</text:p>
            <text:p>C2.16</text:p>
          </table:table-cell>
          <table:table-cell table:number-columns-repeated="3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Gestió de les preferències i persistència.</text:p>
          </table:table-cell>
          <table:table-cell/>
          <table:table-cell office:value-type="string" calcext:value-type="string">
            <text:p>C2.6..</text:p>
            <text:p>C2.8</text:p>
          </table:table-cell>
          <table:table-cell table:number-columns-repeated="3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ccés a recursos del sistema</text:p>
          </table:table-cell>
          <table:table-cell/>
          <table:table-cell office:value-type="string" calcext:value-type="string">
            <text:p>C2.10, </text:p>
            <text:p>C2.13,</text:p>
            <text:p>C2.1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àlisi de motors de jo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envolupament de jocs 2D i 3D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27" table:default-cell-style-name="ce3"/>
        <table:table-column table:style-name="co24" table:default-cell-style-name="ce3"/>
        <table:table-column table:style-name="co28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àlisi de tecnologies per a aplicacions en dispositius mòb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Flutter. El llenguatge Dar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rfícies d'usuari: Gin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ibreries multimè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mularis, navegació i animac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strucció asíncrona de ginys, connexions, i gestió de l'estat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stió de les preferències i persistència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és a recursos del siste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àlisi de motors de jo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envolupament de jocs 2D i 3D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valuacio" table:style-name="ta1">
        <table:table-column table:style-name="co29" table:default-cell-style-name="Default"/>
        <table:table-column table:style-name="co30" table:default-cell-style-name="ce18"/>
        <table:table-column table:style-name="co28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13" office:value-type="string" calcext:value-type="string">
            <text:p>RA1. Aplica tecnologies de desenvolupament per a dispositius mòbils avaluant les seues característiques i capacitats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A1.a) S'han analitzat les limitacions que planteja l'execució d'aplicacions en els dispositius mòbil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1.b) S'han identificat les tecnologies de desenvolupament d'aplicacions per a dispositius mòbils.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1.c) S'han instal·lat, configurat i utilitzat entorns de treball per al desenvolupament d'aplicacions per a dispositius mòbil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1.d) S'han identificat configuracions que classifiquen els dispositius mòbils en base a les seues característique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1.e) S'han descrit perfils que estableixen la relació entre el dispositiu i l'aplicació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1.f) S'ha analitzat l'estructura d'aplicacions existents per a dispositius mòbils identificant les classes utilitzades.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1.g) S'han realitzat modificacions sobre aplicacions existent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1.h) S'han utilitzat emuladors per comprovar el funcionament de les aplicacion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2. Desenvolupa aplicacions per a dispositius mòbils analitzant i emprant les tecnologies i llibreries específiques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</table:table-row>
        <table:table-row table:style-name="ro1">
          <table:table-cell table:style-name="ce14" office:value-type="string" calcext:value-type="string">
            <text:p>RA2.a) S'ha generat l'estructura de classes necessària per a l'aplicació.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RA2.b) S'han analitzat i utilitzat les classes que modelen finestres, menús, alertes i controls per al desenvolupament d'aplicacions gràfiques senzilles.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2.c) S'han utilitzat les classes necessàries per a la connexió i comunicació amb dispositius sense fil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2.d) S'han utilitzat les classes necessàries per a l'intercanvi de missatges de text i multimèdia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2.e) S'han utilitzat les classes necessàries per establir connexions i comunicacions HTTP i HTTPS.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2.f) S'han utilitzat les classes necessàries per establir connexions amb magatzems de dades garantint la persistència.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2.g) S'han realitzat proves d'interacció usuari-aplicació per optimitzar les aplicacions desenvolupades a partir d'emulador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2.h) S'han empaquetat i desplegat les aplicacions desenvolupades en dispositius mòbils real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2.i) S'han documentat els processos necessaris per al desenvolupament de les aplicacion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2.j) S'han establert els permisos requerits per al funcionament de les aplicacion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3. Desenvolupa programes que integren continguts multimèdia analitzant i emprant les tecnologies i llibreries específiques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A3.a) S'han analitzat entorns de desenvolupament multimèdi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3.b) S'han reconegut les classes que permeten la captura, processament i emmagatzematge de dades multimèdi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3.c) S'han utilitzat classes per a la conversió de dades multimèdia d'un format a un altre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3.d) S'han utilitzat classes per construir processadors per a la transformació de les fonts de dades multimèdia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3.e) S'han utilitzat classes per al control d'esdeveniments, tipus de mitjans i excepcions, entre altr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3.f) S'han utilitzat classes per a la creació i control d'animacion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3.g) S'han utilitzat classes per construir reproductors de continguts multimèdia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3.h) S'han depurat i documentat els programes desenvolupat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4. Selecciona i prova motors de jocs analitzant l'arquitectura de jocs 2D i 3D.</text:p>
          </table:table-cell>
          <table:table-cell table:style-name="ce16"/>
          <table:table-cell table:style-name="ce16" office:value-type="string" calcext:value-type="string">
            <text:p>6</text:p>
          </table:table-cell>
        </table:table-row>
        <table:table-row table:style-name="ro1">
          <table:table-cell table:style-name="ce3" office:value-type="string" calcext:value-type="string">
            <text:p>RA4.a) S'han identificat els elements que componen l'arquitectura d'un joc 2D i 3D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4.b) S'han analitzat els components d'un motor de joc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4.c) S'han analitzat entorns de desenvolupament de joc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4.d) S'han analitzat diferents motors de jocs, les seues característiques i funcionalita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4.e) S'han identificat els blocs funcionals d'un joc existen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4.f) S'ha reconegut la representació lògica i espacial d'una escena gràfica sobre un joc existen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5. Desenvolupa jocs 2D i 3D senzills utilitzant motors de jocs.</text:p>
          </table:table-cell>
          <table:table-cell table:style-name="ce16"/>
          <table:table-cell table:style-name="ce16" office:value-type="string" calcext:value-type="string">
            <text:p>14</text:p>
          </table:table-cell>
        </table:table-row>
        <table:table-row table:style-name="ro1">
          <table:table-cell table:style-name="ce3" office:value-type="string" calcext:value-type="string">
            <text:p>RA5.a) S'ha establert la lògica d'un nou joc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5.b) S'han creat els objectes necessaris per al joc i definit les seues característiques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5.c) S'han creat les escenes del joc i distribuït els objectes en les mateix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5.d) S'han creat materials per determinar les propietats finals de la superfície d'un objecte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5.e) S'han establert les propietats físiques dels object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5.f) S'ha incorporat so als diferents esdeveniments del joc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5.g) S'han utilitzat càmeres i configurat la il·luminació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5.h) S'han desenvolupat i implantat jocs per a dispositius mòbil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5.i) S'han realitzat proves de funcionament i optimització dels jocs desenvolupa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5.j) S'han documentat les fases de disseny i desenvolupament dels jocs crea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6:21:00.482376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04T06:41:40.470101275</dc:date>
    <meta:editing-duration>P2DT5H48M46S</meta:editing-duration>
    <meta:editing-cycles>75</meta:editing-cycles>
    <meta:generator>LibreOffice/24.2.7.2$Linux_X86_64 LibreOffice_project/420$Build-2</meta:generator>
    <meta:document-statistic meta:table-count="10" meta:cell-count="443" meta:object-count="0"/>
  </office:meta>
</office:document-meta>
</file>